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ype of artic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esearch artic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sition pap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ase stu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esearch artic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ase stud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sition pa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orr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research articl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ase stud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sition pa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research artic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ase stu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sition pa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esearch artic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e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ase stud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3 (until August)</text:p>
          </table:table-cell>
          <table:table-cell office:value-type="string" calcext:value-type="string">
            <text:p>case stud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3 (until August)</text:p>
          </table:table-cell>
          <table:table-cell office:value-type="string" calcext:value-type="string">
            <text:p>research artic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3 (until August)</text:p>
          </table:table-cell>
          <table:table-cell office:value-type="string" calcext:value-type="string">
            <text:p>position pap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8:24:30.040352615</meta:creation-date>
    <dc:date>2023-08-22T18:30:16.357655479</dc:date>
    <meta:editing-duration>PT5M46S</meta:editing-duration>
    <meta:editing-cycles>4</meta:editing-cycles>
    <meta:generator>LibreOffice/7.3.7.2$Linux_X86_64 LibreOffice_project/30$Build-2</meta:generator>
    <meta:document-statistic meta:table-count="1" meta:cell-count="60" meta:object-count="0"/>
  </office:meta>
</office:document-meta>
</file>